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20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row table:style-name="ro2">
          <table:table-cell office:value-type="string">
            <text:p>label</text:p>
          </table:table-cell>
          <table:table-cell table:style-name="ce2" office:value-type="string">
            <text:p>max omhoog (kOhm)</text:p>
          </table:table-cell>
          <table:table-cell table:style-name="ce2" office:value-type="string">
            <text:p>rust (kOhm)</text:p>
          </table:table-cell>
          <table:table-cell table:style-name="ce2" office:value-type="string">
            <text:p>max omlaag (kOhm)</text:p>
          </table:table-cell>
          <table:table-cell table:style-name="ce2"/>
          <table:table-cell table:style-name="ce2" office:value-type="string">
            <text:p>weerstand (kOhm)</text:p>
          </table:table-cell>
          <table:table-cell table:style-name="ce2" office:value-type="string">
            <text:p>min (V)</text:p>
          </table:table-cell>
          <table:table-cell table:style-name="ce2" office:value-type="string">
            <text:p>rust (V)</text:p>
          </table:table-cell>
          <table:table-cell table:style-name="ce2" office:value-type="string">
            <text:p>max (V)</text:p>
          </table:table-cell>
          <table:table-cell table:style-name="ce2" office:value-type="string">
            <text:p>range (V)</text:p>
          </table:table-cell>
          <table:table-cell table:style-name="ce2" office:value-type="string">
            <text:p>getest</text:p>
          </table:table-cell>
          <table:table-cell office:value-type="string">
            <text:p>pera poort</text:p>
          </table:table-cell>
          <table:table-cell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office:value-type="string">
            <text:p>compleet</text:p>
          </table:table-cell>
          <table:table-cell table:style-name="ce2" office:value-type="float" office:value="56">
            <text:p>56</text:p>
          </table:table-cell>
          <table:table-cell table:style-name="ce3" table:formula="of:=5*[.F2]/([.F2]+[.D2])" office:value-type="float" office:value="2.22222222222222">
            <text:p>2.22</text:p>
          </table:table-cell>
          <table:table-cell table:style-name="ce3" table:formula="of:=5*[.F2]/([.F2]+[.C2])" office:value-type="float" office:value="2.91666666666667">
            <text:p>2.92</text:p>
          </table:table-cell>
          <table:table-cell table:style-name="ce3" table:formula="of:=5*[.F2]/([.F2]+[.B2])" office:value-type="float" office:value="3.25581395348837">
            <text:p>3.26</text:p>
          </table:table-cell>
          <table:table-cell table:style-name="ce3" table:formula="of:=[.I2]-[.G2]" office:value-type="float" office:value="1.03359173126615">
            <text:p>1.03</text:p>
          </table:table-cell>
          <table:table-cell office:value-type="string">
            <text:p>ja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50">
            <text:p>150</text:p>
          </table:table-cell>
          <table:table-cell office:value-type="string">
            <text:p>gehalveerd</text:p>
          </table:table-cell>
          <table:table-cell table:style-name="ce2" office:value-type="float" office:value="120">
            <text:p>120</text:p>
          </table:table-cell>
          <table:table-cell table:style-name="ce3" table:formula="of:=5*[.F3]/([.F3]+[.D3])" office:value-type="float" office:value="2.22222222222222">
            <text:p>2.22</text:p>
          </table:table-cell>
          <table:table-cell table:style-name="ce3" table:formula="of:=5*[.F3]/([.F3]+[.C3])" office:value-type="float" office:value="2.9126213592233">
            <text:p>2.91</text:p>
          </table:table-cell>
          <table:table-cell table:style-name="ce3" table:formula="of:=5*[.F3]/([.F3]+[.B3])" office:value-type="float" office:value="3.33333333333333">
            <text:p>3.33</text:p>
          </table:table-cell>
          <table:table-cell table:style-name="ce3" table:formula="of:=[.I3]-[.G3]" office:value-type="float" office:value="1.11111111111111">
            <text:p>1.11</text:p>
          </table:table-cell>
          <table:table-cell office:value-type="string">
            <text:p>ja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office:value-type="string">
            <text:p>compleet</text:p>
          </table:table-cell>
          <table:table-cell table:style-name="ce2" office:value-type="float" office:value="56">
            <text:p>56</text:p>
          </table:table-cell>
          <table:table-cell table:style-name="ce3" table:formula="of:=5*[.F4]/([.F4]+[.D4])" office:value-type="float" office:value="2.41379310344828">
            <text:p>2.41</text:p>
          </table:table-cell>
          <table:table-cell table:style-name="ce3" table:formula="of:=5*[.F4]/([.F4]+[.C4])" office:value-type="float" office:value="2.91666666666667">
            <text:p>2.92</text:p>
          </table:table-cell>
          <table:table-cell table:style-name="ce3" table:formula="of:=5*[.F4]/([.F4]+[.B4])" office:value-type="float" office:value="3.14606741573034">
            <text:p>3.15</text:p>
          </table:table-cell>
          <table:table-cell table:style-name="ce3" table:formula="of:=[.I4]-[.G4]" office:value-type="float" office:value="0.732274312282061">
            <text:p>0.73</text:p>
          </table:table-cell>
          <table:table-cell office:value-type="string">
            <text:p>ja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110">
            <text:p>110</text:p>
          </table:table-cell>
          <table:table-cell office:value-type="string">
            <text:p>gehalveerd</text:p>
          </table:table-cell>
          <table:table-cell table:style-name="ce2" office:value-type="float" office:value="56">
            <text:p>56</text:p>
          </table:table-cell>
          <table:table-cell table:style-name="ce3" table:formula="of:=5*[.F5]/([.F5]+[.D5])" office:value-type="float" office:value="1.68674698795181">
            <text:p>1.69</text:p>
          </table:table-cell>
          <table:table-cell table:style-name="ce3" table:formula="of:=5*[.F5]/([.F5]+[.C5])" office:value-type="float" office:value="2.71844660194175">
            <text:p>2.72</text:p>
          </table:table-cell>
          <table:table-cell table:style-name="ce3" table:formula="of:=5*[.F5]/([.F5]+[.B5])" office:value-type="float" office:value="2.88659793814433">
            <text:p>2.89</text:p>
          </table:table-cell>
          <table:table-cell table:style-name="ce3" table:formula="of:=[.I5]-[.G5]" office:value-type="float" office:value="1.19985095019252">
            <text:p>1.20</text:p>
          </table:table-cell>
          <table:table-cell office:value-type="string">
            <text:p>ja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6]/([.F6]+[.D6])" office:value-type="float" office:value="2.35714285714286">
            <text:p>2.36</text:p>
          </table:table-cell>
          <table:table-cell table:style-name="ce3" table:formula="of:=5*[.F6]/([.F6]+[.C6])" office:value-type="float" office:value="3">
            <text:p>3.00</text:p>
          </table:table-cell>
          <table:table-cell table:style-name="ce3" table:formula="of:=5*[.F6]/([.F6]+[.B6])" office:value-type="float" office:value="3.11320754716981">
            <text:p>3.11</text:p>
          </table:table-cell>
          <table:table-cell table:style-name="ce3" table:formula="of:=[.I6]-[.G6]" office:value-type="float" office:value="0.756064690026954">
            <text:p>0.76</text:p>
          </table:table-cell>
          <table:table-cell office:value-type="string">
            <text:p>ja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440">
            <text:p>440</text:p>
          </table:table-cell>
          <table:table-cell office:value-type="string">
            <text:p>gehalveerd</text:p>
          </table:table-cell>
          <table:table-cell table:style-name="ce2" office:value-type="float" office:value="120">
            <text:p>120</text:p>
          </table:table-cell>
          <table:table-cell table:style-name="ce3" table:formula="of:=5*[.F7]/([.F7]+[.D7])" office:value-type="float" office:value="1.07142857142857">
            <text:p>1.07</text:p>
          </table:table-cell>
          <table:table-cell table:style-name="ce3" table:formula="of:=5*[.F7]/([.F7]+[.C7])" office:value-type="float" office:value="2">
            <text:p>2.00</text:p>
          </table:table-cell>
          <table:table-cell table:style-name="ce3" table:formula="of:=5*[.F7]/([.F7]+[.B7])" office:value-type="float" office:value="2.7906976744186">
            <text:p>2.79</text:p>
          </table:table-cell>
          <table:table-cell table:style-name="ce3" table:formula="of:=[.I7]-[.G7]" office:value-type="float" office:value="1.71926910299003">
            <text:p>1.72</text:p>
          </table:table-cell>
          <table:table-cell office:value-type="string">
            <text:p>ja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2">
            <text:p>62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8]/([.F8]+[.D8])" office:value-type="float" office:value="1.73684210526316">
            <text:p>1.74</text:p>
          </table:table-cell>
          <table:table-cell table:style-name="ce3" table:formula="of:=5*[.F8]/([.F8]+[.C8])" office:value-type="float" office:value="2.61904761904762">
            <text:p>2.62</text:p>
          </table:table-cell>
          <table:table-cell table:style-name="ce3" table:formula="of:=5*[.F8]/([.F8]+[.B8])" office:value-type="float" office:value="2.70491803278689">
            <text:p>2.70</text:p>
          </table:table-cell>
          <table:table-cell table:style-name="ce3" table:formula="of:=[.I8]-[.G8]" office:value-type="float" office:value="0.968075927523727">
            <text:p>0.97</text:p>
          </table:table-cell>
          <table:table-cell office:value-type="string">
            <text:p>ja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95">
            <text:p>95</text:p>
          </table:table-cell>
          <table:table-cell office:value-type="string">
            <text:p>gehalveerd</text:p>
          </table:table-cell>
          <table:table-cell table:style-name="ce2" office:value-type="float" office:value="56">
            <text:p>56</text:p>
          </table:table-cell>
          <table:table-cell table:style-name="ce3" table:formula="of:=5*[.F9]/([.F9]+[.D9])" office:value-type="float" office:value="1.85430463576159">
            <text:p>1.85</text:p>
          </table:table-cell>
          <table:table-cell table:style-name="ce3" table:formula="of:=5*[.F9]/([.F9]+[.C9])" office:value-type="float" office:value="2.77227722772277">
            <text:p>2.77</text:p>
          </table:table-cell>
          <table:table-cell table:style-name="ce3" table:formula="of:=5*[.F9]/([.F9]+[.B9])" office:value-type="float" office:value="2.88659793814433">
            <text:p>2.89</text:p>
          </table:table-cell>
          <table:table-cell table:style-name="ce3" table:formula="of:=[.I9]-[.G9]" office:value-type="float" office:value="1.03229330238274">
            <text:p>1.03</text:p>
          </table:table-cell>
          <table:table-cell office:value-type="string">
            <text:p>ja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8">
            <text:p>38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10]/([.F10]+[.D10])" office:value-type="float" office:value="2.32394366197183">
            <text:p>2.32</text:p>
          </table:table-cell>
          <table:table-cell table:style-name="ce3" table:formula="of:=5*[.F10]/([.F10]+[.C10])" office:value-type="float" office:value="2.61904761904762">
            <text:p>2.62</text:p>
          </table:table-cell>
          <table:table-cell table:style-name="ce3" table:formula="of:=5*[.F10]/([.F10]+[.B10])" office:value-type="float" office:value="2.75">
            <text:p>2.75</text:p>
          </table:table-cell>
          <table:table-cell table:style-name="ce3" table:formula="of:=[.I10]-[.G10]" office:value-type="float" office:value="0.426056338028169">
            <text:p>0.43</text:p>
          </table:table-cell>
          <table:table-cell office:value-type="string">
            <text:p>ja</text:p>
          </table:table-cell>
          <table:table-cell/>
          <table:table-cell office:value-type="string">
            <text:p>KAPOT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40">
            <text:p>140</text:p>
          </table:table-cell>
          <table:table-cell office:value-type="string">
            <text:p>gehalveerd</text:p>
          </table:table-cell>
          <table:table-cell table:style-name="ce2" office:value-type="float" office:value="120">
            <text:p>120</text:p>
          </table:table-cell>
          <table:table-cell table:style-name="ce3" table:formula="of:=5*[.F11]/([.F11]+[.D11])" office:value-type="float" office:value="2.30769230769231">
            <text:p>2.31</text:p>
          </table:table-cell>
          <table:table-cell table:style-name="ce3" table:formula="of:=5*[.F11]/([.F11]+[.C11])" office:value-type="float" office:value="2.98507462686567">
            <text:p>2.99</text:p>
          </table:table-cell>
          <table:table-cell table:style-name="ce3" table:formula="of:=5*[.F11]/([.F11]+[.B11])" office:value-type="float" office:value="3.03030303030303">
            <text:p>3.03</text:p>
          </table:table-cell>
          <table:table-cell table:style-name="ce3" table:formula="of:=[.I11]-[.G11]" office:value-type="float" office:value="0.722610722610723">
            <text:p>0.72</text:p>
          </table:table-cell>
          <table:table-cell office:value-type="string">
            <text:p>ja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0">
            <text:p>40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12]/([.F12]+[.D12])" office:value-type="float" office:value="2.26027397260274">
            <text:p>2.26</text:p>
          </table:table-cell>
          <table:table-cell table:style-name="ce3" table:formula="of:=5*[.F12]/([.F12]+[.C12])" office:value-type="float" office:value="2.66129032258064">
            <text:p>2.66</text:p>
          </table:table-cell>
          <table:table-cell table:style-name="ce3" table:formula="of:=5*[.F12]/([.F12]+[.B12])" office:value-type="float" office:value="2.70491803278689">
            <text:p>2.70</text:p>
          </table:table-cell>
          <table:table-cell table:style-name="ce3" table:formula="of:=[.I12]-[.G12]" office:value-type="float" office:value="0.444644060184146">
            <text:p>0.44</text:p>
          </table:table-cell>
          <table:table-cell office:value-type="string">
            <text:p>ja</text:p>
          </table:table-cell>
          <table:table-cell/>
          <table:table-cell office:value-type="string">
            <text:p>KAPOT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99">
            <text:p>99</text:p>
          </table:table-cell>
          <table:table-cell office:value-type="string">
            <text:p>gehalveerd</text:p>
          </table:table-cell>
          <table:table-cell table:style-name="ce2" office:value-type="float" office:value="56">
            <text:p>56</text:p>
          </table:table-cell>
          <table:table-cell table:style-name="ce3" table:formula="of:=5*[.F13]/([.F13]+[.D13])" office:value-type="float" office:value="1.80645161290323">
            <text:p>1.81</text:p>
          </table:table-cell>
          <table:table-cell table:style-name="ce3" table:formula="of:=5*[.F13]/([.F13]+[.C13])" office:value-type="float" office:value="2.74509803921569">
            <text:p>2.75</text:p>
          </table:table-cell>
          <table:table-cell table:style-name="ce3" table:formula="of:=5*[.F13]/([.F13]+[.B13])" office:value-type="float" office:value="2.85714285714286">
            <text:p>2.86</text:p>
          </table:table-cell>
          <table:table-cell table:style-name="ce3" table:formula="of:=[.I13]-[.G13]" office:value-type="float" office:value="1.05069124423963">
            <text:p>1.05</text:p>
          </table:table-cell>
          <table:table-cell office:value-type="string">
            <text:p>ja</text:p>
          </table:table-cell>
          <table:table-cell office:value-type="float" office:value="18">
            <text:p>18</text:p>
          </table:table-cell>
          <table:table-cell office:value-type="string">
            <text:p>(out of range in rust, 3.3)</text:p>
          </table:table-cell>
        </table:table-row>
        <table:table-row table:style-name="ro4">
          <table:table-cell table:style-name="ce1" office:value-type="float" office:value="13">
            <text:p>13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4"/>
          <table:table-cell table:number-columns-repeated="3"/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" office:value-type="float" office:value="15">
            <text:p>15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" office:value-type="float" office:value="16">
            <text:p>16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" office:value-type="float" office:value="18">
            <text:p>18</text:p>
          </table:table-cell>
          <table:table-cell table:number-columns-repeated="5"/>
          <table:table-cell table:style-name="ce3" table:number-columns-repeated="3"/>
          <table:table-cell table:number-columns-repeated="4"/>
        </table:table-row>
        <table:table-row table:style-name="ro4" table:number-rows-repeated="2">
          <table:table-cell table:number-columns-repeated="6"/>
          <table:table-cell table:style-name="ce3" table:number-columns-repeated="3"/>
          <table:table-cell table:number-columns-repeated="4"/>
        </table:table-row>
        <table:table-row table:style-name="ro4" table:number-rows-repeated="2">
          <table:table-cell table:number-columns-repeated="6"/>
          <table:table-cell table:style-name="ce4" table:number-columns-repeated="3"/>
          <table:table-cell table:number-columns-repeated="4"/>
        </table:table-row>
        <table:table-row table:style-name="ro4" table:number-rows-repeated="1048552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1-15T16:41:07</dc:date>
    <dc:creator>Robin Soetens</dc:creator>
    <meta:editing-duration>PT5H39M56S</meta:editing-duration>
    <meta:editing-cycles>8</meta:editing-cycles>
    <meta:generator>LibreOffice/3.5$Linux_X86_64 LibreOffice_project/350m1$Build-2</meta:generator>
    <meta:document-statistic meta:table-count="3" meta:cell-count="162" meta:object-count="0"/>
  </office:meta>
</office:document-meta>
</file>